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6a40d" officeooo:paragraph-rsid="0006a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40d" officeooo:paragraph-rsid="0006a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Header">
      <style:text-properties officeooo:rsid="00065540" officeooo:paragraph-rsid="00065540"/>
    </style:style>
    <style:style style:name="P4" style:family="paragraph" style:parent-style-name="Standard" style:list-style-name="L1">
      <style:text-properties style:font-name="Liberation Serif1" fo:font-style="normal" style:text-underline-style="none" fo:font-weight="bold" officeooo:rsid="00573e97" officeooo:paragraph-rsid="00065540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Liberation Serif1" fo:font-style="normal" style:text-underline-style="none" fo:font-weight="bold" officeooo:rsid="00573e97" officeooo:paragraph-rsid="00065540" style:font-style-asian="normal" style:font-weight-asian="bold" style:font-style-complex="normal" style:font-weight-complex="bold"/>
    </style:style>
    <style:style style:name="P6" style:family="paragraph" style:parent-style-name="Standard" style:list-style-name="L1">
      <style:text-properties style:font-name="Liberation Serif1" fo:font-style="normal" style:text-underline-style="none" fo:font-weight="bold" officeooo:rsid="005938ee" officeooo:paragraph-rsid="00065540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Liberation Serif1" fo:font-style="normal" style:text-underline-style="none" fo:font-weight="bold" officeooo:rsid="005938ee" officeooo:paragraph-rsid="00065540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style:text-underline-style="none" fo:font-weight="bold" officeooo:rsid="005d1917" officeooo:paragraph-rsid="00065540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style:text-underline-style="none" fo:font-weight="bold" officeooo:rsid="005fc90a" officeooo:paragraph-rsid="00065540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color="#ce181e" style:font-name="Courier New" fo:font-style="italic" style:text-underline-style="none" fo:font-weight="bold" officeooo:rsid="0006a40d" officeooo:paragraph-rsid="0006a40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color="#ce181e" style:font-name="Liberation Serif" fo:font-style="italic" style:text-underline-style="none" fo:font-weight="bold" officeooo:rsid="0006a40d" officeooo:paragraph-rsid="0006a40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style:text-underline-style="none" fo:font-weight="bold" officeooo:rsid="0059d65c" officeooo:paragraph-rsid="00065540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style:text-underline-style="none" fo:font-weight="bold" officeooo:rsid="005bea6f" officeooo:paragraph-rsid="00065540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Liberation Serif" fo:font-style="italic" style:text-underline-style="none" fo:font-weight="bold" officeooo:rsid="0060fe51" officeooo:paragraph-rsid="00065540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italic" style:text-underline-style="none" fo:font-weight="normal" officeooo:rsid="0006a40d" officeooo:paragraph-rsid="0006a40d" style:font-style-asian="italic" style:font-weight-asian="normal" style:font-style-complex="italic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5efb32" style:font-weight-asian="normal" style:font-weight-complex="normal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officeooo:rsid="005efb32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ato gerador do IPI<text:span text:style-name="T3">:</text:span></text:p>
      <text:list xml:id="list2781020433" text:style-name="L1">
        <text:list-item>
          <text:p text:style-name="P4"><text:span text:style-name="T3">no CTN:</text:span></text:p>
          <text:list>
            <text:list-item>
              <text:p text:style-name="P4"><text:span text:style-name="T3">desembaraço aduaneiro, quando de procedência estrangeira;</text:span></text:p>
            </text:list-item>
            <text:list-item>
              <text:p text:style-name="P4"><text:span text:style-name="T3">saída dos estabelecimentos industrial e equiparado a industrial;</text:span></text:p>
            </text:list-item>
            <text:list-item>
              <text:p text:style-name="P4"><text:span text:style-name="T3">arrematação, quando apreendido ou abandonado e levado a leilão;</text:span></text:p>
            </text:list-item>
          </text:list>
        </text:list-item>
        <text:list-item>
          <text:p text:style-name="P4"><text:span text:style-name="T3">no RIPI:</text:span></text:p>
          <text:list>
            <text:list-item>
              <text:p text:style-name="P4"><text:span text:style-name="T3">desembaraço aduaneiro, quando de procedência estrangeira;</text:span></text:p>
            </text:list-item>
            <text:list-item>
              <text:p text:style-name="P4"><text:span text:style-name="T3">saída de produto do estabelecimento industrial ou equiparado a industrial;</text:span></text:p>
            </text:list-item>
          </text:list>
        </text:list-item>
        <text:list-item>
          <text:p text:style-name="P6"><text:span text:style-name="T3">o RIPI considera ocorrido o desembaraço aduaneiro da mercadoria que constar como tendo sido importada e cujo extravio ou avaria venham a ser apurados pela autoridade fiscal, inclusive na hipótese de mercadoria sob regime suspensivo de tributação.</text:span></text:p>
        </text:list-item>
      </text:list>
      <text:p text:style-name="P7"><text:span text:style-name="T3"/></text:p>
      <text:p text:style-name="P12"><text:span text:style-name="T3">CTN, Art. 118. A definição legal do FG é interpretada abstraindo-se:</text:span></text:p>
      <text:p text:style-name="P12"><text:span text:style-name="T3">I – da validade jurídica dos atos efetivamente praticados pelos contribuintes, responsáveis, ou terceiros, bem como da natureza do objeto ou dos seus efeitos;</text:span></text:p>
      <text:p text:style-name="P12"><text:span text:style-name="T3">II – dos efeitos dos fatos efetivamente ocorridos.</text:span></text:p>
      <text:p text:style-name="P12"><text:span text:style-name="T5"/></text:p>
      <text:p text:style-name="P13"><text:span text:style-name="T3">RIPI, Art. 39. O IPI é devido sejam quais forem as finalidades a que se destine o produto ou o título jurídico a que se faça a importação ou de que decorra a saída do estabelecimento produtor.</text:span></text:p>
      <text:p text:style-name="P13"><text:span text:style-name="T3"/></text:p>
      <text:p text:style-name="P8"><text:span text:style-name="T3">Ou seja: o imposto é devido </text:span>independentemente<text:span text:style-name="T3"> da finalidade a qual esteja destinado o produto. </text:span><text:span text:style-name="T4">Assim, o STF decidiu em 2016 que </text:span><text:span text:style-name="T6">é legítima a incidência do IPI na importação de automóveis por PF’s para uso próprio</text:span><text:span text:style-name="T4">.</text:span></text:p>
      <text:p text:style-name="P8"><text:span text:style-name="T4"/></text:p>
      <text:p text:style-name="P9"><text:span text:style-name="T4">S</text:span><text:span text:style-name="T3">TJ em </text:span>2014<text:span text:style-name="T3">: quanto ao produto importado, se não houvesse qualquer industrialização no estabelecimento importadora, </text:span>não<text:span text:style-name="T3"> poderia se falar em nova incidência do IPI na saída dos produtos importados do seu estabelecimento. Caso contrário estaríamos diante de </text:span>bitributação<text:span text:style-name="T3">.</text:span></text:p>
      <text:p text:style-name="P9"><text:span text:style-name="T3">STJ em </text:span>2015<text:span text:style-name="T3">: mudou entendimento – o segundo FG (saída do produto importado do estabelecimento importador) </text:span>é legítimo<text:span text:style-name="T3">. Nesse sentido, é importante conhecer o teor da ementa do REsp 1403532/SC:</text:span></text:p>
      <text:p text:style-name="P14"><text:span text:style-name="T3">Não há qualquer ilegalidade na incidência do IPI na saída dos produtos de procedência estrangeira do estabelecimento do importador, já que equiparado a industrial (…).</text:span></text:p>
      <text:p text:style-name="P14"><text:span text:style-name="T3">Interpretação que não ocasiona a ocorrência de bis in idem, dupla tributação ou bitributação, porque a </text:span>lei elenca 2 FG’s distintos<text:span text:style-name="T3">, o </text:span>desembaraço aduaneiro<text:span text:style-name="T3"> proveniente da operação de compra de produto industrializado do exterior e a </text:span>saída do produto industrializado do estabelecimento importador<text:span text:style-name="T3"> equiparado a estabelecimento produtor, isto é, a primeira tributação recai sobre o preço de compra onde embutida a margem de lucro da empresa estrangeira e a segunda tributação recai sobre o preço de venda, onde já embutida a margem de lucro da empresa brasileira importadora. Além disso, não onera a cadeia além do razoável, pois o importador na primeira operação apenas acumula a condição de contribuinte de fato e de direito em razão da territorialidade, já que o estabelecimento industrial produtor estrangeiro não pode ser eleito pela lei nacional brasileira como contribuinte de direito do IPI (os limites da soberania tributária o impedem), sendo que a empresa importadora nacional </text:span><text:soft-page-break/><text:span text:style-name="T3">brasileira acumula o crédito do imposto pago no desembaraço aduaneiro para ser utilizado como abatimento do imposto a ser pago na saída do produto como contribuinte de direito (não-cumulatividade), mantendo-se a tributação apenas sobre o valor agregado</text:span><text:span text:style-name="T1">.</text:span></text:p>
      <text:p text:style-name="P14"><text:span text:style-name="T1"/></text:p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15"><text:span text:style-name="T2">RIPI, Art. 36, I: considera-se ocorrido o FG do IPI na entrega ao comprador, quanto aos produtos vendidos por intermédio de ambulantes.</text:span></text:p>
          </table:table-cell>
        </table:table-row>
      </table:table>
      <text:p text:style-name="P10"><text:span text:style-name="T1"/></text:p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1">RIPI, Art. 36, II: considera-se ocorrido o FG do IPI na saída de armazém-geral ou outro depositário do estabelecimento industrial ou equiparado a industrial depositante, quanto aos produtos entregues diretamente a outro estabelecimento.</text:p>
            <text:p text:style-name="P1"/>
            <text:p text:style-name="P2">A remessa dos produtos do indutrial ao armazém-geral, bem como o posterior retorno, são feitos com base em emissão de nota fiscal <text:span text:style-name="T7">com suspensão do IPI</text:span>. Mas se ao contrário dos produtos retornarem ao depósito, eles forem vendidos diretamente a terceiros, ocorrerá o FG do IPI na saída do armazém-geral.</text:p>
          </table:table-cell>
        </table:table-row>
      </table:table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65540" officeooo:paragraph-rsid="0006554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IPI: BC, valor tributável, créditos, período de apuração, apuração do imposto, IPI na importação, crédito presumido, recolhiment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4:46:58.903000000</meta:creation-date>
    <dc:date>2018-03-28T14:58:19.061000000</dc:date>
    <meta:editing-duration>PT11M20S</meta:editing-duration>
    <meta:editing-cycles>2</meta:editing-cycles>
    <meta:generator>LibreOffice/6.0.1.1$Windows_X86_64 LibreOffice_project/60bfb1526849283ce2491346ed2aa51c465abfe6</meta:generator>
    <meta:document-statistic meta:table-count="2" meta:image-count="0" meta:object-count="0" meta:page-count="2" meta:paragraph-count="22" meta:word-count="612" meta:character-count="3962" meta:non-whitespace-character-count="3376"/>
  </office:meta>
</office:document-meta>
</file>